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017" officeooo:paragraph-rsid="000b7017"/>
    </style:style>
    <style:style style:name="P2" style:family="paragraph" style:parent-style-name="Standard">
      <style:text-properties fo:font-weight="bold" officeooo:rsid="000b7017" officeooo:paragraph-rsid="000b7017" style:font-weight-asian="bold" style:font-weight-complex="bold"/>
    </style:style>
    <style:style style:name="P3" style:family="paragraph" style:parent-style-name="Standard">
      <style:text-properties fo:font-weight="bold" officeooo:rsid="000fc350" officeooo:paragraph-rsid="000fc350" style:font-weight-asian="bold" style:font-weight-complex="bold"/>
    </style:style>
    <style:style style:name="P4" style:family="paragraph" style:parent-style-name="Standard">
      <style:text-properties officeooo:rsid="00118b10" officeooo:paragraph-rsid="00118b10"/>
    </style:style>
    <style:style style:name="P5" style:family="paragraph" style:parent-style-name="Standard">
      <style:text-properties officeooo:rsid="000b7017" officeooo:paragraph-rsid="000b70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8b10"/>
    </style:style>
    <style:style style:name="T3" style:family="text">
      <style:text-properties officeooo:rsid="0013d4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SE STEPS HAVE BEEN MODIFIED TO RUN ON AMAZON LINUX SERVER</text:p>
      <text:p text:style-name="P2"/>
      <text:p text:style-name="P2"/>
      <text:p text:style-name="P2">STEP ONE : Installing and Enabling mod_wsgi file:</text:p>
      <text:p text:style-name="P1"/>
      <text:p text:style-name="P1">commands : sudo apt-get install libapache2-mod-wsgi python-dev &amp;&amp; sudo a2enmod wsgi</text:p>
      <text:p text:style-name="P1"/>
      <text:p text:style-name="P2">STEP TWO: Create a FlaskApp</text:p>
      <text:p text:style-name="P1"/>
      <text:p text:style-name="P1">Commands: </text:p>
      <text:p text:style-name="P1"/>
      <text:p text:style-name="P1">cd /var/www/<text:span text:style-name="T2">html/</text:span></text:p>
      <text:p text:style-name="P1">sudo mkdir FlaskApp</text:p>
      <text:p text:style-name="P1">cd FlaskApp</text:p>
      <text:p text:style-name="P1">sudo mkdir FlaskApp (we're creating another FlaskApp folder inside the FlaskApp folder)</text:p>
      <text:p text:style-name="P1">cd FlaskApp</text:p>
      <text:p text:style-name="P1">sudo mkdir templates </text:p>
      <text:p text:style-name="P1">sudo nano __init__.py</text:p>
      <text:p text:style-name="P1"/>
      <text:p text:style-name="P1">paste the following code : </text:p>
      <text:p text:style-name="P1"/>
      <text:p text:style-name="P1"/>
      <text:p text:style-name="P1">from flask import Flask</text:p>
      <text:p text:style-name="P1">app = Flask(__name__)</text:p>
      <text:p text:style-name="P1">@app.route("/")</text:p>
      <text:p text:style-name="P1">def hello():</text:p>
      <text:p text:style-name="P1"><text:s text:c="4"/>return "IT WORKS!!"</text:p>
      <text:p text:style-name="P1">if __name__ == "__main__":</text:p>
      <text:p text:style-name="P1"><text:s text:c="4"/>app.run()</text:p>
      <text:p text:style-name="P1"/>
      <text:p text:style-name="P1">save and close the file</text:p>
      <text:p text:style-name="P1"/>
      <text:p text:style-name="P1">Now the structure <text:span text:style-name="T2">inside html folder is</text:span>: </text:p>
      <text:p text:style-name="P4"/>
      <text:p text:style-name="P4">|--html</text:p>
      <text:p text:style-name="P1">|----FlaskApp</text:p>
      <text:p text:style-name="P1">|---------FlaskApp</text:p>
      <text:p text:style-name="P1">|--------------__init__.py</text:p>
      <text:p text:style-name="P1">|--------------templates</text:p>
      <text:p text:style-name="P1"/>
      <text:p text:style-name="P2">STEP THREE : Install Flask</text:p>
      <text:p text:style-name="P1"/>
      <text:p text:style-name="P1">commands :</text:p>
      <text:p text:style-name="P1"/>
      <text:p text:style-name="P1">To install pip use : sudo apt-get install python-pip </text:p>
      <text:p text:style-name="P1">To install Flask : sudo pip install Flask </text:p>
      <text:p text:style-name="P1"/>
      <text:p text:style-name="P1"/>
      <text:p text:style-name="P2">STEP FOUR : Configure and Enable a Virtual Host </text:p>
      <text:p text:style-name="P1"/>
      <text:p text:style-name="P1">commands : </text:p>
      <text:p text:style-name="P1"/>
      <text:p text:style-name="P1"><text:soft-page-break/>sudo nano /etc/httpd/conf.d/FlaskApp.conf</text:p>
      <text:p text:style-name="P1"/>
      <text:p text:style-name="P1">Paste the follwing configuration in the FlaskApp.conf file</text:p>
      <text:p text:style-name="P1"/>
      <text:p text:style-name="P1">&lt;VirtualHost 127.0.0.1:80&gt;</text:p>
      <text:p text:style-name="P1"><text:tab/><text:tab/>ServerName flaskwsgi.com</text:p>
      <text:p text:style-name="P1"><text:tab/><text:tab/>ServerAdmin youremailid.com</text:p>
      <text:p text:style-name="P1"><text:tab/><text:tab/>WSGIScriptAlias / /var/www/<text:span text:style-name="T2">html/</text:span>FlaskApp/flaskapp.wsgi</text:p>
      <text:p text:style-name="P1"><text:tab/><text:tab/>&lt;Directory /var/www/<text:span text:style-name="T2">html/</text:span>FlaskApp/FlaskApp/&gt;</text:p>
      <text:p text:style-name="P1"><text:tab/><text:tab/><text:tab/>Order allow,deny</text:p>
      <text:p text:style-name="P1"><text:tab/><text:tab/><text:tab/>Allow from all</text:p>
      <text:p text:style-name="P1"><text:tab/><text:tab/>&lt;/Directory<text:span text:style-name="T3">&gt;</text:span></text:p>
      <text:p text:style-name="P1"><text:tab/><text:tab/>ErrorLog ${APACHE_LOG_DIR}/error.log</text:p>
      <text:p text:style-name="P1"><text:tab/><text:tab/>LogLevel warn</text:p>
      <text:p text:style-name="P1"><text:tab/><text:tab/>CustomLog ${APACHE_LOG_DIR}/access.log combined</text:p>
      <text:p text:style-name="P1">&lt;/VirtualHost&gt;</text:p>
      <text:p text:style-name="P1"/>
      <text:p text:style-name="P1">Save and close the file</text:p>
      <text:p text:style-name="P1"/>
      <text:p text:style-name="P1"><text:span text:style-name="T1">STEP FIVE : Enable Virtual Host</text:span> </text:p>
      <text:p text:style-name="P1"/>
      <text:p text:style-name="P1">command : sudo a2ensite FlaskApp.conf</text:p>
      <text:p text:style-name="P1"/>
      <text:p text:style-name="P2">STEP SIX: CREATE A .wsgi FILE</text:p>
      <text:p text:style-name="P1"/>
      <text:p text:style-name="P1">cd /var/www/<text:span text:style-name="T2">html/</text:span>FlaskApp</text:p>
      <text:p text:style-name="P1">sudo nano flaskapp.wsgi</text:p>
      <text:p text:style-name="P1"/>
      <text:p text:style-name="P1">Add the follwing lines to the file:</text:p>
      <text:p text:style-name="P1"/>
      <text:p text:style-name="P1">#!/usr/bin/python</text:p>
      <text:p text:style-name="P1">import sys</text:p>
      <text:p text:style-name="P1">import logging</text:p>
      <text:p text:style-name="P1">logging.basicConfig(stream=sys.stderr)</text:p>
      <text:p text:style-name="P1">sys.path.insert(0,"/var/www/<text:span text:style-name="T2">html/</text:span>FlaskApp/")</text:p>
      <text:p text:style-name="P1"/>
      <text:p text:style-name="P1">from FlaskApp import app as application</text:p>
      <text:p text:style-name="P1">application.secret_key = 'Add your secret key' </text:p>
      <text:p text:style-name="P1"/>
      <text:p text:style-name="P1">Structure of Directory </text:p>
      <text:p text:style-name="P1"/>
      <text:p text:style-name="P4">|---html</text:p>
      <text:p text:style-name="P1">|--------FlaskApp</text:p>
      <text:p text:style-name="P1">|----------------FlaskApp</text:p>
      <text:p text:style-name="P1">|-----------------------templates</text:p>
      <text:p text:style-name="P1">|-----------------------__init__.py</text:p>
      <text:p text:style-name="P1">|----------------flaskapp.wsgi</text:p>
      <text:p text:style-name="P1"/>
      <text:p text:style-name="P1"/>
      <text:p text:style-name="P2">STEP SEVEN : Create a entry in hosts file .</text:p>
      <text:p text:style-name="P1"/>
      <text:p text:style-name="P1">commands:</text:p>
      <text:p text:style-name="P1"><text:soft-page-break/></text:p>
      <text:p text:style-name="P1">cd /etc</text:p>
      <text:p text:style-name="P1">sudo nano hosts</text:p>
      <text:p text:style-name="P1"/>
      <text:p text:style-name="P1">change name for 127.0.0.1 from localhost to flaskwsgi.com</text:p>
      <text:p text:style-name="P1"/>
      <text:p text:style-name="P1">Save and close the file </text:p>
      <text:p text:style-name="P1"/>
      <text:p text:style-name="P2">STEP EIGHT : Restart Apache</text:p>
      <text:p text:style-name="P1"/>
      <text:p text:style-name="P1">command : sudo service httpd restar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9:25:44.704085520</meta:creation-date>
    <dc:date>2017-07-28T20:42:47.877817601</dc:date>
    <meta:editing-duration>PT15M7S</meta:editing-duration>
    <meta:editing-cycles>5</meta:editing-cycles>
    <meta:generator>LibreOffice/5.3.0.3$Linux_X86_64 LibreOffice_project/7074905676c47b82bbcfbea1aeefc84afe1c50e1</meta:generator>
    <meta:document-statistic meta:table-count="0" meta:image-count="0" meta:object-count="0" meta:page-count="3" meta:paragraph-count="76" meta:word-count="287" meta:character-count="2168" meta:non-whitespace-character-count="1926"/>
  </office:meta>
</office:document-meta>
</file>